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1d580" officeooo:paragraph-rsid="0011d580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d580" officeooo:paragraph-rsid="0011d58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d580" officeooo:paragraph-rsid="0021357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d580" officeooo:paragraph-rsid="0024511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1d580" officeooo:paragraph-rsid="001bbc1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938f" officeooo:paragraph-rsid="0025938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6e45" officeooo:paragraph-rsid="00276e4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d1b6" officeooo:paragraph-rsid="0028d1b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205e" officeooo:paragraph-rsid="0029205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d3f6" officeooo:paragraph-rsid="002fd3f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d3f6" officeooo:paragraph-rsid="00314d0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8772" officeooo:paragraph-rsid="0034877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ed82" officeooo:paragraph-rsid="004ced8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d580" officeooo:paragraph-rsid="0011d58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1d580" officeooo:paragraph-rsid="0011d58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bold" officeooo:rsid="0011d580" officeooo:paragraph-rsid="0021357e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9460" officeooo:paragraph-rsid="0017946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bold" officeooo:rsid="00348772" officeooo:paragraph-rsid="00348772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bold" officeooo:rsid="00386a0c" officeooo:paragraph-rsid="00386a0c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bold" officeooo:rsid="004ced82" officeooo:paragraph-rsid="004ced82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1d580" officeooo:paragraph-rsid="0011d58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d580" officeooo:paragraph-rsid="0011d580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text-properties fo:font-weight="bold" officeooo:rsid="001bbc1c" officeooo:paragraph-rsid="001f7eac" style:font-weight-asian="bold" style:font-weight-complex="bold"/>
    </style:style>
    <style:style style:name="P27" style:family="paragraph" style:parent-style-name="Standard">
      <style:text-properties fo:font-weight="normal" officeooo:rsid="001bbc1c" officeooo:paragraph-rsid="001bbc1c" style:font-weight-asian="normal" style:font-weight-complex="normal"/>
    </style:style>
    <style:style style:name="P28" style:family="paragraph" style:parent-style-name="Standard">
      <style:text-properties fo:font-weight="normal" officeooo:rsid="001f7eac" officeooo:paragraph-rsid="001f7eac" style:font-weight-asian="normal" style:font-weight-complex="normal"/>
    </style:style>
    <style:style style:name="P29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d580" officeooo:paragraph-rsid="002fd3f6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d580" officeooo:paragraph-rsid="0011d580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1d580" officeooo:paragraph-rsid="002fd3f6" style:font-size-asian="10.5pt" style:font-weight-asian="normal" style:font-size-complex="12pt" style:font-weight-complex="normal"/>
    </style:style>
    <style:style style:name="P33" style:family="paragraph" style:parent-style-name="Standard">
      <style:text-properties officeooo:rsid="004c351d" officeooo:paragraph-rsid="004c351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none" fo:font-weight="normal" officeooo:rsid="0011d580" officeooo:paragraph-rsid="002fd3f6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d580" officeooo:paragraph-rsid="0011d580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f489e" officeooo:paragraph-rsid="004f489e" style:font-size-asian="16pt" style:font-weight-asian="bold" style:font-size-complex="16pt" style:font-weight-complex="bold"/>
    </style:style>
    <style:style style:name="T1" style:family="text">
      <style:text-properties officeooo:rsid="0015b80f"/>
    </style:style>
    <style:style style:name="T2" style:family="text">
      <style:text-properties officeooo:rsid="0017840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8402" style:font-weight-asian="bold" style:font-weight-complex="bold"/>
    </style:style>
    <style:style style:name="T5" style:family="text">
      <style:text-properties fo:font-weight="bold" officeooo:rsid="00314d0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319ed" style:font-weight-asian="normal" style:font-weight-complex="normal"/>
    </style:style>
    <style:style style:name="T8" style:family="text">
      <style:text-properties fo:font-weight="normal" officeooo:rsid="0023353e" style:font-weight-asian="normal" style:font-weight-complex="normal"/>
    </style:style>
    <style:style style:name="T9" style:family="text">
      <style:text-properties fo:font-weight="normal" officeooo:rsid="0038b9de" style:font-weight-asian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officeooo:rsid="001bbc1c"/>
    </style:style>
    <style:style style:name="T12" style:family="text">
      <style:text-properties officeooo:rsid="001f7eac"/>
    </style:style>
    <style:style style:name="T13" style:family="text">
      <style:text-properties officeooo:rsid="0021357e"/>
    </style:style>
    <style:style style:name="T14" style:family="text">
      <style:text-properties officeooo:rsid="0021b4aa"/>
    </style:style>
    <style:style style:name="T15" style:family="text">
      <style:text-properties officeooo:rsid="002319ed"/>
    </style:style>
    <style:style style:name="T16" style:family="text">
      <style:text-properties officeooo:rsid="0024511a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41074b" style:font-weight-asian="bold" style:font-weight-complex="bold"/>
    </style:style>
    <style:style style:name="T20" style:family="text">
      <style:text-properties officeooo:rsid="002aa1d9"/>
    </style:style>
    <style:style style:name="T21" style:family="text">
      <style:text-properties officeooo:rsid="002fd3f6"/>
    </style:style>
    <style:style style:name="T22" style:family="text">
      <style:text-properties style:text-line-through-style="none" style:text-line-through-type="none" officeooo:rsid="0011d580" style:font-size-asian="12pt"/>
    </style:style>
    <style:style style:name="T23" style:family="text">
      <style:text-properties officeooo:rsid="00314d00"/>
    </style:style>
    <style:style style:name="T24" style:family="text">
      <style:text-properties officeooo:rsid="00321387"/>
    </style:style>
    <style:style style:name="T25" style:family="text">
      <style:text-properties officeooo:rsid="0032e72b"/>
    </style:style>
    <style:style style:name="T26" style:family="text">
      <style:text-properties officeooo:rsid="00360d5d"/>
    </style:style>
    <style:style style:name="T27" style:family="text">
      <style:text-properties officeooo:rsid="003ce9f8"/>
    </style:style>
    <style:style style:name="T28" style:family="text">
      <style:text-properties fo:font-variant="normal" fo:text-transform="none" style:font-name="arial" fo:letter-spacing="normal" fo:font-style="normal"/>
    </style:style>
    <style:style style:name="T29" style:family="text">
      <style:text-properties fo:font-variant="normal" fo:text-transform="none" style:font-name="arial" fo:letter-spacing="normal" fo:font-style="normal" fo:font-weight="bold"/>
    </style:style>
    <style:style style:name="T30" style:family="text">
      <style:text-properties officeooo:rsid="004222c1"/>
    </style:style>
    <style:style style:name="T31" style:family="text">
      <style:text-properties officeooo:rsid="0047fc68"/>
    </style:style>
    <style:style style:name="T32" style:family="text">
      <style:text-properties officeooo:rsid="004ea5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2018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1:57:10.954585706</meta:creation-date>
    <meta:generator>LibreOffice/6.0.6.2$Linux_X86_64 LibreOffice_project/00m0$Build-2</meta:generator>
    <dc:date>2019-10-24T19:49:56.610513377</dc:date>
    <meta:editing-duration>PT4H19M37S</meta:editing-duration>
    <meta:editing-cycles>53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